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Text_20_body">
      <style:text-properties officeooo:rsid="0036cc8e" officeooo:paragraph-rsid="0030ec85"/>
    </style:style>
    <style:style style:name="P3" style:family="paragraph" style:parent-style-name="Heading_20_3">
      <style:text-properties officeooo:paragraph-rsid="002ed01b"/>
    </style:style>
    <style:style style:name="P4" style:family="paragraph" style:parent-style-name="Heading_20_3">
      <style:text-properties officeooo:paragraph-rsid="0030ec85"/>
    </style:style>
    <style:style style:name="P5" style:family="paragraph" style:parent-style-name="Heading_20_2">
      <style:text-properties officeooo:paragraph-rsid="002ed01b"/>
    </style:style>
    <style:style style:name="P6" style:family="paragraph" style:parent-style-name="Heading_20_3">
      <style:paragraph-properties fo:margin-top="0.199cm" fo:margin-bottom="0.25cm" loext:contextual-spacing="false"/>
      <style:text-properties officeooo:paragraph-rsid="002ed01b"/>
    </style:style>
    <style:style style:name="P7" style:family="paragraph" style:parent-style-name="Heading_20_1" style:master-page-name="Right_20_Page">
      <style:paragraph-properties style:page-number="auto"/>
      <style:text-properties officeooo:rsid="0031eefe" officeooo:paragraph-rsid="0031eefe"/>
    </style:style>
    <style:style style:name="P8" style:family="paragraph" style:parent-style-name="Text_20_body">
      <style:text-properties officeooo:paragraph-rsid="00316725"/>
    </style:style>
    <style:style style:name="P9" style:family="paragraph" style:parent-style-name="Heading_20_3">
      <style:paragraph-properties fo:margin-top="0.101cm" fo:margin-bottom="0.101cm" loext:contextual-spacing="false"/>
    </style:style>
    <style:style style:name="P10" style:family="paragraph" style:parent-style-name="Heading_20_3">
      <style:paragraph-properties fo:margin-top="0.199cm" fo:margin-bottom="0.101cm" loext:contextual-spacing="false"/>
    </style:style>
    <style:style style:name="T1" style:family="text">
      <style:text-properties officeooo:rsid="002ed01b"/>
    </style:style>
    <style:style style:name="T2" style:family="text">
      <style:text-properties officeooo:rsid="00316725"/>
    </style:style>
    <style:style style:name="T3" style:family="text">
      <style:text-properties officeooo:rsid="0031ee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equila Sunrise</text:h>
      <text:p text:style-name="P5">(<text:span text:style-name="T3">The Eagles</text:span>)</text:p>
      <text:p text:style-name="Heading_20_3">[INTRO]</text:p>
      <text:p text:style-name="Text_20_body">G <text:s/>G6 <text:s/>G <text:s/>G6 <text:s/>Am <text:s/>D7 <text:s/>G <text:s/>G</text:p>
      <text:p text:style-name="P10">[VERSE 1]</text:p>
      <text:p text:style-name="Text_20_body">G <text:s text:c="4"/>G6 <text:s text:c="4"/>G <text:s text:c="6"/>G6</text:p>
      <text:p text:style-name="Text_20_body">It's another tequila sunrise</text:p>
      <text:p text:style-name="P8">D <text:s text:c="23"/>Am <text:s text:c="2"/>D7 <text:s text:c="7"/>G <text:s text:c="2"/>G6 <text:s/>G <text:s/>G6</text:p>
      <text:p text:style-name="P8">Starin<text:span text:style-name="T2">g</text:span> slowly cross the sky, <text:span text:style-name="T2">s</text:span>aid good bye</text:p>
      <text:p text:style-name="Text_20_body">G <text:s text:c="5"/>G6 <text:s text:c="4"/>G <text:s text:c="4"/>G6</text:p>
      <text:p text:style-name="Text_20_body">He was just a hired hand</text:p>
      <text:p text:style-name="Text_20_body">D <text:s text:c="31"/>Am</text:p>
      <text:p text:style-name="Text_20_body">Workin<text:span text:style-name="T2">g</text:span> on a dream he planned to try</text:p>
      <text:p text:style-name="Text_20_body">D7 <text:s text:c="10"/>G <text:s/>G6 <text:s text:c="2"/>G <text:s/>G6</text:p>
      <text:p text:style-name="Text_20_body"><text:span text:style-name="T2">T</text:span>he days go by</text:p>
      <text:p text:style-name="Heading_20_3">[CHORUS]</text:p>
      <text:p text:style-name="Text_20_body">Em <text:s text:c="19"/>C <text:s text:c="3"/></text:p>
      <text:p text:style-name="Text_20_body">Every night when the sun goes down</text:p>
      <text:p text:style-name="Text_20_body">Em <text:s text:c="12"/>C <text:s text:c="11"/>Em</text:p>
      <text:p text:style-name="Text_20_body"><text:span text:style-name="T2">J</text:span>ust another lonely boy in town </text:p>
      <text:p text:style-name="Text_20_body">Am <text:s text:c="21"/>D7 <text:s text:c="2"/>D</text:p>
      <text:p text:style-name="Text_20_body"><text:span text:style-name="T2">A</text:span>nd she's out runnin<text:span text:style-name="T2">g</text:span> round</text:p>
      <text:p text:style-name="P9">[VERSE 2]</text:p>
      <text:p text:style-name="Text_20_body">G <text:s text:c="9"/>G6 <text:s text:c="3"/>G <text:s text:c="5"/>G6 <text:s text:c="15"/></text:p>
      <text:p text:style-name="Text_20_body">She wasn’t just another woman</text:p>
      <text:p text:style-name="Text_20_body">D <text:s text:c="30"/>Am</text:p>
      <text:p text:style-name="Text_20_body">And I couldn’t keep from comin<text:span text:style-name="T2">g</text:span> on</text:p>
      <text:p text:style-name="Text_20_body">D7 <text:s text:c="12"/>G <text:s text:c="2"/>G6 <text:s text:c="2"/>G <text:s text:c="2"/>G6</text:p>
      <text:p text:style-name="Text_20_body">It's been so long</text:p>
      <text:p text:style-name="Text_20_body">G <text:s text:c="6"/>G6 <text:s text:c="4"/>G <text:s text:c="4"/>G6 <text:s text:c="12"/></text:p>
      <text:p text:style-name="Text_20_body">Oh and it's a hollow feelin<text:span text:style-name="T2">g</text:span></text:p>
      <text:p text:style-name="Text_20_body">D <text:s text:c="30"/>Am</text:p>
      <text:p text:style-name="Text_20_body">When it comes down to dealin<text:span text:style-name="T2">g</text:span> friends</text:p>
      <text:p text:style-name="Text_20_body">D7 <text:s text:c="8"/>G</text:p>
      <text:p text:style-name="Text_20_body">It never ends.</text:p>
      <text:p text:style-name="Heading_20_3"><text:soft-page-break/>[BRIDGE]</text:p>
      <text:p text:style-name="Text_20_body">Am <text:s text:c="12"/>D</text:p>
      <text:p text:style-name="Text_20_body">Take another shot of courage</text:p>
      <text:p text:style-name="Text_20_body">Bm <text:s text:c="14"/>E <text:s text:c="16"/>Am </text:p>
      <text:p text:style-name="Text_20_body">Wonder why the right words never come</text:p>
      <text:p text:style-name="Text_20_body">B <text:s text:c="12"/>Em7 <text:s text:c="9"/>A </text:p>
      <text:p text:style-name="Text_20_body">You just get numb</text:p>
      <text:p text:style-name="Heading_20_3">[VERSE 3]</text:p>
      <text:p text:style-name="Text_20_body">G <text:s text:c="4"/>G6 <text:s text:c="5"/>G <text:s text:c="6"/>G6</text:p>
      <text:p text:style-name="Text_20_body">It's another tequila sunrise</text:p>
      <text:p text:style-name="Text_20_body">D <text:s text:c="30"/>Am</text:p>
      <text:p text:style-name="Text_20_body">This old world still looks the same</text:p>
      <text:p text:style-name="Text_20_body">D7 <text:s text:c="7"/>G <text:s text:c="3"/>G6 <text:s text:c="2"/>G <text:s text:c="2"/>G6 <text:s text:c="3"/>G</text:p>
      <text:p text:style-name="Text_20_body">Another fra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2M15S</meta:editing-duration>
    <meta:editing-cycles>36</meta:editing-cycles>
    <meta:generator>LibreOffice/6.0.1.1$MacOSX_X86_64 LibreOffice_project/60bfb1526849283ce2491346ed2aa51c465abfe6</meta:generator>
    <dc:title>Lyrics + Chords</dc:title>
    <dc:date>2018-06-18T10:13:18.427569809</dc:date>
    <meta:print-date>2017-04-03T12:23:29.985893000</meta:print-date>
    <meta:document-statistic meta:table-count="0" meta:image-count="0" meta:object-count="0" meta:page-count="2" meta:paragraph-count="49" meta:word-count="199" meta:character-count="1266" meta:non-whitespace-character-count="65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